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8.4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b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NC</text:p>
          </table:table-cell>
          <table:table-cell office:value-type="string" calcext:value-type="string">
            <text:p>Battery not connected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NCATENATE(&quot;status |= &quot;;[.A2];&quot; &lt;&lt; &quot;;[.E2];&quot;;&quot;)" office:value-type="string" office:string-value="status |= BNC &lt;&lt; 1;" calcext:value-type="string">
            <text:p>status |= BNC &lt;&lt; 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</text:p>
          </table:table-cell>
          <table:table-cell office:value-type="string" calcext:value-type="string">
            <text:p>Input undervoltage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status |= &quot;;[.A3];&quot; &lt;&lt; &quot;;[.E3];&quot;;&quot;)" office:value-type="string" office:string-value="status |= IUV &lt;&lt; 2;" calcext:value-type="string">
            <text:p>status |= IUV &lt;&lt;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</text:p>
          </table:table-cell>
          <table:table-cell office:value-type="string" calcext:value-type="string">
            <text:p>Input overvoltage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status |= &quot;;[.A4];&quot; &lt;&lt; &quot;;[.E4];&quot;;&quot;)" office:value-type="string" office:string-value="status |= IOC &lt;&lt; 3;" calcext:value-type="string">
            <text:p>status |= IOC &lt;&lt;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V</text:p>
          </table:table-cell>
          <table:table-cell office:value-type="string" calcext:value-type="string">
            <text:p>Output overvoltage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CONCATENATE(&quot;status |= &quot;;[.A5];&quot; &lt;&lt; &quot;;[.E5];&quot;;&quot;)" office:value-type="string" office:string-value="status |= OOV &lt;&lt; 4;" calcext:value-type="string">
            <text:p>status |= OOV &lt;&lt; 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C</text:p>
          </table:table-cell>
          <table:table-cell office:value-type="string" calcext:value-type="string">
            <text:p>Output overcurrent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CONCATENATE(&quot;status |= &quot;;[.A6];&quot; &lt;&lt; &quot;;[.E6];&quot;;&quot;)" office:value-type="string" office:string-value="status |= OOC &lt;&lt; 5;" calcext:value-type="string">
            <text:p>status |= OOC &lt;&lt; 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</text:p>
          </table:table-cell>
          <table:table-cell office:value-type="string" calcext:value-type="string">
            <text:p>Overtemperature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CONCATENATE(&quot;status |= &quot;;[.A7];&quot; &lt;&lt; &quot;;[.E7];&quot;;&quot;)" office:value-type="string" office:string-value="status |= OTE &lt;&lt; 6;" calcext:value-type="string">
            <text:p>status |= OTE &lt;&lt; 6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CONCATENATE(&quot;status |= &quot;;[.A8];&quot; &lt;&lt; &quot;;[.E8];&quot;;&quot;)" office:value-type="string" office:string-value="status |= REC &lt;&lt; 7;" calcext:value-type="string">
            <text:p>status |= REC &lt;&lt; 7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PTA</text:p>
          </table:table-cell>
          <table:table-cell office:value-type="string" calcext:value-type="string">
            <text:p>MPPT mode enabled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CONCATENATE(&quot;status |= &quot;;[.A9];&quot; &lt;&lt; &quot;;[.E9];&quot;;&quot;)" office:value-type="string" office:string-value="status |= MPPTA &lt;&lt; 8;" calcext:value-type="string">
            <text:p>status |= MPPTA &lt;&lt; 8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harging mode enabled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CONCATENATE(&quot;status |= &quot;;[.A10];&quot; &lt;&lt; &quot;;[.E10];&quot;;&quot;)" office:value-type="string" office:string-value="status |= CM &lt;&lt; 9;" calcext:value-type="string">
            <text:p>status |= CM &lt;&lt; 9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P</text:p>
          </table:table-cell>
          <table:table-cell office:value-type="string" calcext:value-type="string">
            <text:p>Bypass enabled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CONCATENATE(&quot;status |= &quot;;[.A11];&quot; &lt;&lt; &quot;;[.E11];&quot;;&quot;)" office:value-type="string" office:string-value="status |= BYP &lt;&lt; 10;" calcext:value-type="string">
            <text:p>status |= BYP &lt;&lt; 1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buckEnable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CONCATENATE(&quot;status |= &quot;;[.A12];&quot; &lt;&lt; &quot;;[.E12];&quot;;&quot;)" office:value-type="string" office:string-value="status |= EN &lt;&lt; 11;" calcext:value-type="string">
            <text:p>status |= EN &lt;&lt; 1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fanStatus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CONCATENATE(&quot;status |= &quot;;[.A13];&quot; &lt;&lt; &quot;;[.E13];&quot;;&quot;)" office:value-type="string" office:string-value="status |= FAN &lt;&lt; 12;" calcext:value-type="string">
            <text:p>status |= FAN &lt;&lt; 1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ool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CONCATENATE(&quot;status |= &quot;;[.A14];&quot; &lt;&lt; &quot;;[.E14];&quot;;&quot;)" office:value-type="string" office:string-value="status |= WiFi &lt;&lt; 13;" calcext:value-type="string">
            <text:p>status |= WiFi &lt;&lt; 1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V</text:p>
          </table:table-cell>
          <table:table-cell office:value-type="string" calcext:value-type="string">
            <text:p>Fatally low voltag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a8c8b8bc-7856-4a9b-8ac1-e4c21484d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Characteristic_FLV = pService-&gt;createCharacteristic( "a8c8b8bc-7856-4a9b-8ac1-e4c21484d036",flags);</text:p>
          </table:table-cell>
          <table:table-cell office:value-type="string" calcext:value-type="string">
            <text:p>status |= FLV &lt;&lt; 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Error c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746c1014-f00e-46c2-a414-a361f1a83690</text:p>
          </table:table-cell>
          <table:table-cell/>
          <table:table-cell table:formula="of:=CONCATENATE(&quot;#define CHARACTERISTIC_UUID_&quot;;[.A16];&quot; &quot;&quot;&quot;;[.D16];&quot;&quot;&quot; &quot;)" office:value-type="string" office:string-value="#define CHARACTERISTIC_UUID_ERR &quot;746c1014-f00e-46c2-a414-a361f1a83690&quot; " calcext:value-type="string">
            <text:p>#define CHARACTERISTIC_UUID_ERR "746c1014-f00e-46c2-a414-a361f1a83690" </text:p>
          </table:table-cell>
          <table:table-cell office:value-type="string" calcext:value-type="string">
            <text:p>pCharacteristic_ERR = pService-&gt;createCharacteristic( "746c1014-f00e-46c2-a414-a361f1a83690",flags);</text:p>
          </table:table-cell>
          <table:table-cell table:formula="of:=CONCATENATE(&quot;pCharacteristic_&quot;;[.A16];&quot;-&gt;setValue((uint8_t*)&amp;&quot;;[.A16];&quot;, sizeof(&quot;;[.A16];&quot;));&quot;)" office:value-type="string" office:string-value="pCharacteristic_ERR-&gt;setValue((uint8_t*)&amp;ERR, sizeof(ERR));" calcext:value-type="string">
            <text:p>pCharacteristic_ERR-&gt;setValue((uint8_t*)&amp;ERR, sizeof(ERR));</text:p>
          </table:table-cell>
          <table:table-cell table:formula="of:=CONCATENATE(&quot;BLECharacteristic* pCharacteristic_&quot;;[.A16];&quot; = NULL;&quot;)" office:value-type="string" office:string-value="BLECharacteristic* pCharacteristic_ERR = NULL;" calcext:value-type="string">
            <text:p>BLECharacteristic* pCharacteristic_ERR = NULL;</text:p>
          </table:table-cell>
          <table:table-cell table:formula="of:=CONCATENATE(&quot;pCharacteristic_&quot;;[.A16];&quot;-&gt;addDescriptor(new BLE2902());&quot;)" office:value-type="string" office:string-value="pCharacteristic_ERR-&gt;addDescriptor(new BLE2902());" calcext:value-type="string">
            <text:p>pCharacteristic_ERR-&gt;addDescriptor(new BLE2902());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owerInpu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b67bf6f-3b3e-4bec-be0e-6a27639f61ed</text:p>
          </table:table-cell>
          <table:table-cell/>
          <table:table-cell table:formula="of:=CONCATENATE(&quot;#define CHARACTERISTIC_UUID_&quot;;[.A17];&quot; &quot;&quot;&quot;;[.D17];&quot;&quot;&quot; &quot;)" office:value-type="string" office:string-value="#define CHARACTERISTIC_UUID_PI &quot;db67bf6f-3b3e-4bec-be0e-6a27639f61ed&quot; " calcext:value-type="string">
            <text:p>#define CHARACTERISTIC_UUID_PI "db67bf6f-3b3e-4bec-be0e-6a27639f61ed" </text:p>
          </table:table-cell>
          <table:table-cell table:formula="of:=CONCATENATE (&quot;pCharacteristic_&quot;;[.A17];&quot; = pService-&gt;createCharacteristic( &quot;&quot;&quot;;[.D17];&quot;&quot;&quot;,flags);&quot;)" office:value-type="string" office:string-value="pCharacteristic_PI = pService-&gt;createCharacteristic( &quot;db67bf6f-3b3e-4bec-be0e-6a27639f61ed&quot;,flags);" calcext:value-type="string">
            <text:p>pCharacteristic_PI = pService-&gt;createCharacteristic( "db67bf6f-3b3e-4bec-be0e-6a27639f61ed",flags);</text:p>
          </table:table-cell>
          <table:table-cell table:formula="of:=CONCATENATE(&quot;pCharacteristic_&quot;;[.A17];&quot;-&gt;setValue((uint8_t*)&amp;&quot;;[.A17];&quot;, sizeof(&quot;;[.A17];&quot;));&quot;)" office:value-type="string" office:string-value="pCharacteristic_PI-&gt;setValue((uint8_t*)&amp;PI, sizeof(PI));" calcext:value-type="string">
            <text:p>pCharacteristic_PI-&gt;setValue((uint8_t*)&amp;PI, sizeof(PI));</text:p>
          </table:table-cell>
          <table:table-cell table:formula="of:=CONCATENATE(&quot;BLECharacteristic* pCharacteristic_&quot;;[.A17];&quot; = NULL;&quot;)" office:value-type="string" office:string-value="BLECharacteristic* pCharacteristic_PI = NULL;" calcext:value-type="string">
            <text:p>BLECharacteristic* pCharacteristic_PI = NULL;</text:p>
          </table:table-cell>
          <table:table-cell table:formula="of:=CONCATENATE(&quot;pCharacteristic_&quot;;[.A17];&quot;-&gt;addDescriptor(new BLE2902());&quot;)" office:value-type="string" office:string-value="pCharacteristic_PI-&gt;addDescriptor(new BLE2902());" calcext:value-type="string">
            <text:p>pCharacteristic_PI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PW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badaa9e-1cf6-42df-a897-91a6d12a0ed4</text:p>
          </table:table-cell>
          <table:table-cell/>
          <table:table-cell table:formula="of:=CONCATENATE(&quot;#define CHARACTERISTIC_UUID_&quot;;[.A18];&quot; &quot;&quot;&quot;;[.D18];&quot;&quot;&quot; &quot;)" office:value-type="string" office:string-value="#define CHARACTERISTIC_UUID_PWM &quot;8badaa9e-1cf6-42df-a897-91a6d12a0ed4&quot; " calcext:value-type="string">
            <text:p>#define CHARACTERISTIC_UUID_PWM "8badaa9e-1cf6-42df-a897-91a6d12a0ed4" </text:p>
          </table:table-cell>
          <table:table-cell table:formula="of:=CONCATENATE (&quot;pCharacteristic_&quot;;[.A18];&quot; = pService-&gt;createCharacteristic( &quot;&quot;&quot;;[.D18];&quot;&quot;&quot;,flags);&quot;)" office:value-type="string" office:string-value="pCharacteristic_PWM = pService-&gt;createCharacteristic( &quot;8badaa9e-1cf6-42df-a897-91a6d12a0ed4&quot;,flags);" calcext:value-type="string">
            <text:p>pCharacteristic_PWM = pService-&gt;createCharacteristic( "8badaa9e-1cf6-42df-a897-91a6d12a0ed4",flags);</text:p>
          </table:table-cell>
          <table:table-cell table:formula="of:=CONCATENATE(&quot;pCharacteristic_&quot;;[.A18];&quot;-&gt;setValue((uint8_t*)&amp;&quot;;[.A18];&quot;, sizeof(&quot;;[.A18];&quot;));&quot;)" office:value-type="string" office:string-value="pCharacteristic_PWM-&gt;setValue((uint8_t*)&amp;PWM, sizeof(PWM));" calcext:value-type="string">
            <text:p>pCharacteristic_PWM-&gt;setValue((uint8_t*)&amp;PWM, sizeof(PWM));</text:p>
          </table:table-cell>
          <table:table-cell table:formula="of:=CONCATENATE(&quot;BLECharacteristic* pCharacteristic_&quot;;[.A18];&quot; = NULL;&quot;)" office:value-type="string" office:string-value="BLECharacteristic* pCharacteristic_PWM = NULL;" calcext:value-type="string">
            <text:p>BLECharacteristic* pCharacteristic_PWM = NULL;</text:p>
          </table:table-cell>
          <table:table-cell table:formula="of:=CONCATENATE(&quot;pCharacteristic_&quot;;[.A18];&quot;-&gt;addDescriptor(new BLE2902());&quot;)" office:value-type="string" office:string-value="pCharacteristic_PWM-&gt;addDescriptor(new BLE2902());" calcext:value-type="string">
            <text:p>pCharacteristic_PWM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PPW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ec38afa-9de7-4ef5-a48c-745073e34b99</text:p>
          </table:table-cell>
          <table:table-cell/>
          <table:table-cell table:formula="of:=CONCATENATE(&quot;#define CHARACTERISTIC_UUID_&quot;;[.A19];&quot; &quot;&quot;&quot;;[.D19];&quot;&quot;&quot; &quot;)" office:value-type="string" office:string-value="#define CHARACTERISTIC_UUID_PPWM &quot;fec38afa-9de7-4ef5-a48c-745073e34b99&quot; " calcext:value-type="string">
            <text:p>#define CHARACTERISTIC_UUID_PPWM "fec38afa-9de7-4ef5-a48c-745073e34b99" </text:p>
          </table:table-cell>
          <table:table-cell table:formula="of:=CONCATENATE (&quot;pCharacteristic_&quot;;[.A19];&quot; = pService-&gt;createCharacteristic( &quot;&quot;&quot;;[.D19];&quot;&quot;&quot;,flags);&quot;)" office:value-type="string" office:string-value="pCharacteristic_PPWM = pService-&gt;createCharacteristic( &quot;fec38afa-9de7-4ef5-a48c-745073e34b99&quot;,flags);" calcext:value-type="string">
            <text:p>pCharacteristic_PPWM = pService-&gt;createCharacteristic( "fec38afa-9de7-4ef5-a48c-745073e34b99",flags);</text:p>
          </table:table-cell>
          <table:table-cell table:formula="of:=CONCATENATE(&quot;pCharacteristic_&quot;;[.A19];&quot;-&gt;setValue((uint8_t*)&amp;&quot;;[.A19];&quot;, sizeof(&quot;;[.A19];&quot;));&quot;)" office:value-type="string" office:string-value="pCharacteristic_PPWM-&gt;setValue((uint8_t*)&amp;PPWM, sizeof(PPWM));" calcext:value-type="string">
            <text:p>pCharacteristic_PPWM-&gt;setValue((uint8_t*)&amp;PPWM, sizeof(PPWM));</text:p>
          </table:table-cell>
          <table:table-cell table:formula="of:=CONCATENATE(&quot;BLECharacteristic* pCharacteristic_&quot;;[.A19];&quot; = NULL;&quot;)" office:value-type="string" office:string-value="BLECharacteristic* pCharacteristic_PPWM = NULL;" calcext:value-type="string">
            <text:p>BLECharacteristic* pCharacteristic_PPWM = NULL;</text:p>
          </table:table-cell>
          <table:table-cell table:formula="of:=CONCATENATE(&quot;pCharacteristic_&quot;;[.A19];&quot;-&gt;addDescriptor(new BLE2902());&quot;)" office:value-type="string" office:string-value="pCharacteristic_PPWM-&gt;addDescriptor(new BLE2902());" calcext:value-type="string">
            <text:p>pCharacteristic_PPWM-&gt;addDescriptor(new BLE2902());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oltageInpu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0bd7645-8b8c-455b-a80f-99436e38a464</text:p>
          </table:table-cell>
          <table:table-cell/>
          <table:table-cell table:formula="of:=CONCATENATE(&quot;#define CHARACTERISTIC_UUID_&quot;;[.A20];&quot; &quot;&quot;&quot;;[.D20];&quot;&quot;&quot; &quot;)" office:value-type="string" office:string-value="#define CHARACTERISTIC_UUID_VI &quot;00bd7645-8b8c-455b-a80f-99436e38a464&quot; " calcext:value-type="string">
            <text:p>#define CHARACTERISTIC_UUID_VI "00bd7645-8b8c-455b-a80f-99436e38a464" </text:p>
          </table:table-cell>
          <table:table-cell table:formula="of:=CONCATENATE (&quot;pCharacteristic_&quot;;[.A20];&quot; = pService-&gt;createCharacteristic( &quot;&quot;&quot;;[.D20];&quot;&quot;&quot;,flags);&quot;)" office:value-type="string" office:string-value="pCharacteristic_VI = pService-&gt;createCharacteristic( &quot;00bd7645-8b8c-455b-a80f-99436e38a464&quot;,flags);" calcext:value-type="string">
            <text:p>pCharacteristic_VI = pService-&gt;createCharacteristic( "00bd7645-8b8c-455b-a80f-99436e38a464",flags);</text:p>
          </table:table-cell>
          <table:table-cell table:formula="of:=CONCATENATE(&quot;pCharacteristic_&quot;;[.A20];&quot;-&gt;setValue((uint8_t*)&amp;&quot;;[.A20];&quot;, sizeof(&quot;;[.A20];&quot;));&quot;)" office:value-type="string" office:string-value="pCharacteristic_VI-&gt;setValue((uint8_t*)&amp;VI, sizeof(VI));" calcext:value-type="string">
            <text:p>pCharacteristic_VI-&gt;setValue((uint8_t*)&amp;VI, sizeof(VI));</text:p>
          </table:table-cell>
          <table:table-cell table:formula="of:=CONCATENATE(&quot;BLECharacteristic* pCharacteristic_&quot;;[.A20];&quot; = NULL;&quot;)" office:value-type="string" office:string-value="BLECharacteristic* pCharacteristic_VI = NULL;" calcext:value-type="string">
            <text:p>BLECharacteristic* pCharacteristic_VI = NULL;</text:p>
          </table:table-cell>
          <table:table-cell table:formula="of:=CONCATENATE(&quot;pCharacteristic_&quot;;[.A20];&quot;-&gt;addDescriptor(new BLE2902());&quot;)" office:value-type="string" office:string-value="pCharacteristic_VI-&gt;addDescriptor(new BLE2902());" calcext:value-type="string">
            <text:p>pCharacteristic_VI-&gt;addDescriptor(new BLE2902());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voltageOutpu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33752963-2733-4731-a0e0-e9e253ac9818</text:p>
          </table:table-cell>
          <table:table-cell/>
          <table:table-cell table:formula="of:=CONCATENATE(&quot;#define CHARACTERISTIC_UUID_&quot;;[.A21];&quot; &quot;&quot;&quot;;[.D21];&quot;&quot;&quot; &quot;)" office:value-type="string" office:string-value="#define CHARACTERISTIC_UUID_VO &quot;33752963-2733-4731-a0e0-e9e253ac9818&quot; " calcext:value-type="string">
            <text:p>#define CHARACTERISTIC_UUID_VO "33752963-2733-4731-a0e0-e9e253ac9818" </text:p>
          </table:table-cell>
          <table:table-cell table:formula="of:=CONCATENATE (&quot;pCharacteristic_&quot;;[.A21];&quot; = pService-&gt;createCharacteristic( &quot;&quot;&quot;;[.D21];&quot;&quot;&quot;,flags);&quot;)" office:value-type="string" office:string-value="pCharacteristic_VO = pService-&gt;createCharacteristic( &quot;33752963-2733-4731-a0e0-e9e253ac9818&quot;,flags);" calcext:value-type="string">
            <text:p>pCharacteristic_VO = pService-&gt;createCharacteristic( "33752963-2733-4731-a0e0-e9e253ac9818",flags);</text:p>
          </table:table-cell>
          <table:table-cell table:formula="of:=CONCATENATE(&quot;pCharacteristic_&quot;;[.A21];&quot;-&gt;setValue((uint8_t*)&amp;&quot;;[.A21];&quot;, sizeof(&quot;;[.A21];&quot;));&quot;)" office:value-type="string" office:string-value="pCharacteristic_VO-&gt;setValue((uint8_t*)&amp;VO, sizeof(VO));" calcext:value-type="string">
            <text:p>pCharacteristic_VO-&gt;setValue((uint8_t*)&amp;VO, sizeof(VO));</text:p>
          </table:table-cell>
          <table:table-cell table:formula="of:=CONCATENATE(&quot;BLECharacteristic* pCharacteristic_&quot;;[.A21];&quot; = NULL;&quot;)" office:value-type="string" office:string-value="BLECharacteristic* pCharacteristic_VO = NULL;" calcext:value-type="string">
            <text:p>BLECharacteristic* pCharacteristic_VO = NULL;</text:p>
          </table:table-cell>
          <table:table-cell table:formula="of:=CONCATENATE(&quot;pCharacteristic_&quot;;[.A21];&quot;-&gt;addDescriptor(new BLE2902());&quot;)" office:value-type="string" office:string-value="pCharacteristic_VO-&gt;addDescriptor(new BLE2902());" calcext:value-type="string">
            <text:p>pCharacteristic_VO-&gt;addDescriptor(new BLE2902())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urrentInpu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576acc60-35e5-47ee-b3c7-c8e2b16830f3</text:p>
          </table:table-cell>
          <table:table-cell/>
          <table:table-cell table:formula="of:=CONCATENATE(&quot;#define CHARACTERISTIC_UUID_&quot;;[.A22];&quot; &quot;&quot;&quot;;[.D22];&quot;&quot;&quot; &quot;)" office:value-type="string" office:string-value="#define CHARACTERISTIC_UUID_CI &quot;576acc60-35e5-47ee-b3c7-c8e2b16830f3&quot; " calcext:value-type="string">
            <text:p>#define CHARACTERISTIC_UUID_CI "576acc60-35e5-47ee-b3c7-c8e2b16830f3" </text:p>
          </table:table-cell>
          <table:table-cell table:formula="of:=CONCATENATE (&quot;pCharacteristic_&quot;;[.A22];&quot; = pService-&gt;createCharacteristic( &quot;&quot;&quot;;[.D22];&quot;&quot;&quot;,flags);&quot;)" office:value-type="string" office:string-value="pCharacteristic_CI = pService-&gt;createCharacteristic( &quot;576acc60-35e5-47ee-b3c7-c8e2b16830f3&quot;,flags);" calcext:value-type="string">
            <text:p>pCharacteristic_CI = pService-&gt;createCharacteristic( "576acc60-35e5-47ee-b3c7-c8e2b16830f3",flags);</text:p>
          </table:table-cell>
          <table:table-cell table:formula="of:=CONCATENATE(&quot;pCharacteristic_&quot;;[.A22];&quot;-&gt;setValue((uint8_t*)&amp;&quot;;[.A22];&quot;, sizeof(&quot;;[.A22];&quot;));&quot;)" office:value-type="string" office:string-value="pCharacteristic_CI-&gt;setValue((uint8_t*)&amp;CI, sizeof(CI));" calcext:value-type="string">
            <text:p>pCharacteristic_CI-&gt;setValue((uint8_t*)&amp;CI, sizeof(CI));</text:p>
          </table:table-cell>
          <table:table-cell table:formula="of:=CONCATENATE(&quot;BLECharacteristic* pCharacteristic_&quot;;[.A22];&quot; = NULL;&quot;)" office:value-type="string" office:string-value="BLECharacteristic* pCharacteristic_CI = NULL;" calcext:value-type="string">
            <text:p>BLECharacteristic* pCharacteristic_CI = NULL;</text:p>
          </table:table-cell>
          <table:table-cell table:formula="of:=CONCATENATE(&quot;pCharacteristic_&quot;;[.A22];&quot;-&gt;addDescriptor(new BLE2902());&quot;)" office:value-type="string" office:string-value="pCharacteristic_CI-&gt;addDescriptor(new BLE2902());" calcext:value-type="string">
            <text:p>pCharacteristic_CI-&gt;addDescriptor(new BLE2902());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urrentOutpu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55b1c40-39e4-43fb-bc58-41b5ca9242de</text:p>
          </table:table-cell>
          <table:table-cell/>
          <table:table-cell table:formula="of:=CONCATENATE(&quot;#define CHARACTERISTIC_UUID_&quot;;[.A23];&quot; &quot;&quot;&quot;;[.D23];&quot;&quot;&quot; &quot;)" office:value-type="string" office:string-value="#define CHARACTERISTIC_UUID_CO &quot;b55b1c40-39e4-43fb-bc58-41b5ca9242de&quot; " calcext:value-type="string">
            <text:p>#define CHARACTERISTIC_UUID_CO "b55b1c40-39e4-43fb-bc58-41b5ca9242de" </text:p>
          </table:table-cell>
          <table:table-cell table:formula="of:=CONCATENATE (&quot;pCharacteristic_&quot;;[.A23];&quot; = pService-&gt;createCharacteristic( &quot;&quot;&quot;;[.D23];&quot;&quot;&quot;,flags);&quot;)" office:value-type="string" office:string-value="pCharacteristic_CO = pService-&gt;createCharacteristic( &quot;b55b1c40-39e4-43fb-bc58-41b5ca9242de&quot;,flags);" calcext:value-type="string">
            <text:p>pCharacteristic_CO = pService-&gt;createCharacteristic( "b55b1c40-39e4-43fb-bc58-41b5ca9242de",flags);</text:p>
          </table:table-cell>
          <table:table-cell table:formula="of:=CONCATENATE(&quot;pCharacteristic_&quot;;[.A23];&quot;-&gt;setValue((uint8_t*)&amp;&quot;;[.A23];&quot;, sizeof(&quot;;[.A23];&quot;));&quot;)" office:value-type="string" office:string-value="pCharacteristic_CO-&gt;setValue((uint8_t*)&amp;CO, sizeof(CO));" calcext:value-type="string">
            <text:p>pCharacteristic_CO-&gt;setValue((uint8_t*)&amp;CO, sizeof(CO));</text:p>
          </table:table-cell>
          <table:table-cell table:formula="of:=CONCATENATE(&quot;BLECharacteristic* pCharacteristic_&quot;;[.A23];&quot; = NULL;&quot;)" office:value-type="string" office:string-value="BLECharacteristic* pCharacteristic_CO = NULL;" calcext:value-type="string">
            <text:p>BLECharacteristic* pCharacteristic_CO = NULL;</text:p>
          </table:table-cell>
          <table:table-cell table:formula="of:=CONCATENATE(&quot;pCharacteristic_&quot;;[.A23];&quot;-&gt;addDescriptor(new BLE2902());&quot;)" office:value-type="string" office:string-value="pCharacteristic_CO-&gt;addDescriptor(new BLE2902());" calcext:value-type="string">
            <text:p>pCharacteristic_CO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W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f6939a4-57e0-409b-a70e-dcf840e15fe4</text:p>
          </table:table-cell>
          <table:table-cell/>
          <table:table-cell table:formula="of:=CONCATENATE(&quot;#define CHARACTERISTIC_UUID_&quot;;[.A24];&quot; &quot;&quot;&quot;;[.D24];&quot;&quot;&quot; &quot;)" office:value-type="string" office:string-value="#define CHARACTERISTIC_UUID_Wh &quot;bf6939a4-57e0-409b-a70e-dcf840e15fe4&quot; " calcext:value-type="string">
            <text:p>#define CHARACTERISTIC_UUID_Wh "bf6939a4-57e0-409b-a70e-dcf840e15fe4" </text:p>
          </table:table-cell>
          <table:table-cell table:formula="of:=CONCATENATE (&quot;pCharacteristic_&quot;;[.A24];&quot; = pService-&gt;createCharacteristic( &quot;&quot;&quot;;[.D24];&quot;&quot;&quot;,flags);&quot;)" office:value-type="string" office:string-value="pCharacteristic_Wh = pService-&gt;createCharacteristic( &quot;bf6939a4-57e0-409b-a70e-dcf840e15fe4&quot;,flags);" calcext:value-type="string">
            <text:p>pCharacteristic_Wh = pService-&gt;createCharacteristic( "bf6939a4-57e0-409b-a70e-dcf840e15fe4",flags);</text:p>
          </table:table-cell>
          <table:table-cell table:formula="of:=CONCATENATE(&quot;pCharacteristic_&quot;;[.A24];&quot;-&gt;setValue((uint8_t*)&amp;&quot;;[.A24];&quot;, sizeof(&quot;;[.A24];&quot;));&quot;)" office:value-type="string" office:string-value="pCharacteristic_Wh-&gt;setValue((uint8_t*)&amp;Wh, sizeof(Wh));" calcext:value-type="string">
            <text:p>pCharacteristic_Wh-&gt;setValue((uint8_t*)&amp;Wh, sizeof(Wh));</text:p>
          </table:table-cell>
          <table:table-cell table:formula="of:=CONCATENATE(&quot;BLECharacteristic* pCharacteristic_&quot;;[.A24];&quot; = NULL;&quot;)" office:value-type="string" office:string-value="BLECharacteristic* pCharacteristic_Wh = NULL;" calcext:value-type="string">
            <text:p>BLECharacteristic* pCharacteristic_Wh = NULL;</text:p>
          </table:table-cell>
          <table:table-cell table:formula="of:=CONCATENATE(&quot;pCharacteristic_&quot;;[.A24];&quot;-&gt;addDescriptor(new BLE2902());&quot;)" office:value-type="string" office:string-value="pCharacteristic_Wh-&gt;addDescriptor(new BLE2902());" calcext:value-type="string">
            <text:p>pCharacteristic_Wh-&gt;addDescriptor(new BLE2902());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8d0973f-ee5c-492b-9928-822f52ec694a</text:p>
          </table:table-cell>
          <table:table-cell/>
          <table:table-cell table:formula="of:=CONCATENATE(&quot;#define CHARACTERISTIC_UUID_&quot;;[.A25];&quot; &quot;&quot;&quot;;[.D25];&quot;&quot;&quot; &quot;)" office:value-type="string" office:string-value="#define CHARACTERISTIC_UUID_Temp &quot;c8d0973f-ee5c-492b-9928-822f52ec694a&quot; " calcext:value-type="string">
            <text:p>#define CHARACTERISTIC_UUID_Temp "c8d0973f-ee5c-492b-9928-822f52ec694a" </text:p>
          </table:table-cell>
          <table:table-cell table:formula="of:=CONCATENATE (&quot;pCharacteristic_&quot;;[.A25];&quot; = pService-&gt;createCharacteristic( &quot;&quot;&quot;;[.D25];&quot;&quot;&quot;,flags);&quot;)" office:value-type="string" office:string-value="pCharacteristic_Temp = pService-&gt;createCharacteristic( &quot;c8d0973f-ee5c-492b-9928-822f52ec694a&quot;,flags);" calcext:value-type="string">
            <text:p>pCharacteristic_Temp = pService-&gt;createCharacteristic( "c8d0973f-ee5c-492b-9928-822f52ec694a",flags);</text:p>
          </table:table-cell>
          <table:table-cell table:formula="of:=CONCATENATE(&quot;pCharacteristic_&quot;;[.A25];&quot;-&gt;setValue((uint8_t*)&amp;&quot;;[.A25];&quot;, sizeof(&quot;;[.A25];&quot;));&quot;)" office:value-type="string" office:string-value="pCharacteristic_Temp-&gt;setValue((uint8_t*)&amp;Temp, sizeof(Temp));" calcext:value-type="string">
            <text:p>pCharacteristic_Temp-&gt;setValue((uint8_t*)&amp;Temp, sizeof(Temp));</text:p>
          </table:table-cell>
          <table:table-cell table:formula="of:=CONCATENATE(&quot;BLECharacteristic* pCharacteristic_&quot;;[.A25];&quot; = NULL;&quot;)" office:value-type="string" office:string-value="BLECharacteristic* pCharacteristic_Temp = NULL;" calcext:value-type="string">
            <text:p>BLECharacteristic* pCharacteristic_Temp = NULL;</text:p>
          </table:table-cell>
          <table:table-cell table:formula="of:=CONCATENATE(&quot;pCharacteristic_&quot;;[.A25];&quot;-&gt;addDescriptor(new BLE2902());&quot;)" office:value-type="string" office:string-value="pCharacteristic_Temp-&gt;addDescriptor(new BLE2902());" calcext:value-type="string">
            <text:p>pCharacteristic_Temp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currentMidPo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ac2675f-a933-4163-8b2a-e092b5ab200a</text:p>
          </table:table-cell>
          <table:table-cell/>
          <table:table-cell table:formula="of:=CONCATENATE(&quot;#define CHARACTERISTIC_UUID_&quot;;[.A26];&quot; &quot;&quot;&quot;;[.D26];&quot;&quot;&quot; &quot;)" office:value-type="string" office:string-value="#define CHARACTERISTIC_UUID_currentMidPoint &quot;fac2675f-a933-4163-8b2a-e092b5ab200a&quot; " calcext:value-type="string">
            <text:p>#define CHARACTERISTIC_UUID_currentMidPoint "fac2675f-a933-4163-8b2a-e092b5ab200a" </text:p>
          </table:table-cell>
          <table:table-cell table:formula="of:=CONCATENATE (&quot;pCharacteristic_&quot;;[.A26];&quot; = pService-&gt;createCharacteristic( &quot;&quot;&quot;;[.D26];&quot;&quot;&quot;,flags);&quot;)" office:value-type="string" office:string-value="pCharacteristic_currentMidPoint = pService-&gt;createCharacteristic( &quot;fac2675f-a933-4163-8b2a-e092b5ab200a&quot;,flags);" calcext:value-type="string">
            <text:p>pCharacteristic_currentMidPoint = pService-&gt;createCharacteristic( "fac2675f-a933-4163-8b2a-e092b5ab200a",flags);</text:p>
          </table:table-cell>
          <table:table-cell table:formula="of:=CONCATENATE(&quot;pCharacteristic_&quot;;[.A26];&quot;-&gt;setValue((uint8_t*)&amp;&quot;;[.A26];&quot;, sizeof(&quot;;[.A26];&quot;));&quot;)" office:value-type="string" office:string-value="pCharacteristic_currentMidPoint-&gt;setValue((uint8_t*)&amp;currentMidPoint, sizeof(currentMidPoint));" calcext:value-type="string">
            <text:p>pCharacteristic_currentMidPoint-&gt;setValue((uint8_t*)&amp;currentMidPoint, sizeof(currentMidPoint));</text:p>
          </table:table-cell>
          <table:table-cell table:formula="of:=CONCATENATE(&quot;BLECharacteristic* pCharacteristic_&quot;;[.A26];&quot; = NULL;&quot;)" office:value-type="string" office:string-value="BLECharacteristic* pCharacteristic_currentMidPoint = NULL;" calcext:value-type="string">
            <text:p>BLECharacteristic* pCharacteristic_currentMidPoint = NULL;</text:p>
          </table:table-cell>
          <table:table-cell table:formula="of:=CONCATENATE(&quot;pCharacteristic_&quot;;[.A26];&quot;-&gt;addDescriptor(new BLE2902());&quot;)" office:value-type="string" office:string-value="pCharacteristic_currentMidPoint-&gt;addDescriptor(new BLE2902());" calcext:value-type="string">
            <text:p>pCharacteristic_currentMidPoint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CSI_convert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306c2f2-701b-49e3-9aad-ce507b250e07</text:p>
          </table:table-cell>
          <table:table-cell/>
          <table:table-cell table:formula="of:=CONCATENATE(&quot;#define CHARACTERISTIC_UUID_&quot;;[.A27];&quot; &quot;&quot;&quot;;[.D27];&quot;&quot;&quot; &quot;)" office:value-type="string" office:string-value="#define CHARACTERISTIC_UUID_CSI_converted &quot;c306c2f2-701b-49e3-9aad-ce507b250e07&quot; " calcext:value-type="string">
            <text:p>#define CHARACTERISTIC_UUID_CSI_converted "c306c2f2-701b-49e3-9aad-ce507b250e07" </text:p>
          </table:table-cell>
          <table:table-cell table:formula="of:=CONCATENATE (&quot;pCharacteristic_&quot;;[.A27];&quot; = pService-&gt;createCharacteristic( &quot;&quot;&quot;;[.D27];&quot;&quot;&quot;,flags);&quot;)" office:value-type="string" office:string-value="pCharacteristic_CSI_converted = pService-&gt;createCharacteristic( &quot;c306c2f2-701b-49e3-9aad-ce507b250e07&quot;,flags);" calcext:value-type="string">
            <text:p>pCharacteristic_CSI_converted = pService-&gt;createCharacteristic( "c306c2f2-701b-49e3-9aad-ce507b250e07",flags);</text:p>
          </table:table-cell>
          <table:table-cell table:formula="of:=CONCATENATE(&quot;pCharacteristic_&quot;;[.A27];&quot;-&gt;setValue((uint8_t*)&amp;&quot;;[.A27];&quot;, sizeof(&quot;;[.A27];&quot;));&quot;)" office:value-type="string" office:string-value="pCharacteristic_CSI_converted-&gt;setValue((uint8_t*)&amp;CSI_converted, sizeof(CSI_converted));" calcext:value-type="string">
            <text:p>pCharacteristic_CSI_converted-&gt;setValue((uint8_t*)&amp;CSI_converted, sizeof(CSI_converted));</text:p>
          </table:table-cell>
          <table:table-cell table:formula="of:=CONCATENATE(&quot;BLECharacteristic* pCharacteristic_&quot;;[.A27];&quot; = NULL;&quot;)" office:value-type="string" office:string-value="BLECharacteristic* pCharacteristic_CSI_converted = NULL;" calcext:value-type="string">
            <text:p>BLECharacteristic* pCharacteristic_CSI_converted = NULL;</text:p>
          </table:table-cell>
          <table:table-cell table:formula="of:=CONCATENATE(&quot;pCharacteristic_&quot;;[.A27];&quot;-&gt;addDescriptor(new BLE2902());&quot;)" office:value-type="string" office:string-value="pCharacteristic_CSI_converted-&gt;addDescriptor(new BLE2902());" calcext:value-type="string">
            <text:p>pCharacteristic_CSI_converted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outputDevi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408294a6-886a-40d1-b5c1-e5e2ea071f45</text:p>
          </table:table-cell>
          <table:table-cell/>
          <table:table-cell table:formula="of:=CONCATENATE(&quot;#define CHARACTERISTIC_UUID_&quot;;[.A28];&quot; &quot;&quot;&quot;;[.D28];&quot;&quot;&quot; &quot;)" office:value-type="string" office:string-value="#define CHARACTERISTIC_UUID_outputDeviation &quot;408294a6-886a-40d1-b5c1-e5e2ea071f45&quot; " calcext:value-type="string">
            <text:p>#define CHARACTERISTIC_UUID_outputDeviation "408294a6-886a-40d1-b5c1-e5e2ea071f45" </text:p>
          </table:table-cell>
          <table:table-cell table:formula="of:=CONCATENATE (&quot;pCharacteristic_&quot;;[.A28];&quot; = pService-&gt;createCharacteristic( &quot;&quot;&quot;;[.D28];&quot;&quot;&quot;,flags);&quot;)" office:value-type="string" office:string-value="pCharacteristic_outputDeviation = pService-&gt;createCharacteristic( &quot;408294a6-886a-40d1-b5c1-e5e2ea071f45&quot;,flags);" calcext:value-type="string">
            <text:p>pCharacteristic_outputDeviation = pService-&gt;createCharacteristic( "408294a6-886a-40d1-b5c1-e5e2ea071f45",flags);</text:p>
          </table:table-cell>
          <table:table-cell table:formula="of:=CONCATENATE(&quot;pCharacteristic_&quot;;[.A28];&quot;-&gt;setValue((uint8_t*)&amp;&quot;;[.A28];&quot;, sizeof(&quot;;[.A28];&quot;));&quot;)" office:value-type="string" office:string-value="pCharacteristic_outputDeviation-&gt;setValue((uint8_t*)&amp;outputDeviation, sizeof(outputDeviation));" calcext:value-type="string">
            <text:p>pCharacteristic_outputDeviation-&gt;setValue((uint8_t*)&amp;outputDeviation, sizeof(outputDeviation));</text:p>
          </table:table-cell>
          <table:table-cell table:formula="of:=CONCATENATE(&quot;BLECharacteristic* pCharacteristic_&quot;;[.A28];&quot; = NULL;&quot;)" office:value-type="string" office:string-value="BLECharacteristic* pCharacteristic_outputDeviation = NULL;" calcext:value-type="string">
            <text:p>BLECharacteristic* pCharacteristic_outputDeviation = NULL;</text:p>
          </table:table-cell>
          <table:table-cell table:formula="of:=CONCATENATE(&quot;pCharacteristic_&quot;;[.A28];&quot;-&gt;addDescriptor(new BLE2902());&quot;)" office:value-type="string" office:string-value="pCharacteristic_outputDeviation-&gt;addDescriptor(new BLE2902());" calcext:value-type="string">
            <text:p>pCharacteristic_outputDeviation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batteryPerce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43b9adb-ace2-491a-8a46-6af844b08015</text:p>
          </table:table-cell>
          <table:table-cell/>
          <table:table-cell table:formula="of:=CONCATENATE(&quot;#define CHARACTERISTIC_UUID_&quot;;[.A29];&quot; &quot;&quot;&quot;;[.D29];&quot;&quot;&quot; &quot;)" office:value-type="string" office:string-value="#define CHARACTERISTIC_UUID_batteryPercent &quot;c43b9adb-ace2-491a-8a46-6af844b08015&quot; " calcext:value-type="string">
            <text:p>#define CHARACTERISTIC_UUID_batteryPercent "c43b9adb-ace2-491a-8a46-6af844b08015" </text:p>
          </table:table-cell>
          <table:table-cell table:formula="of:=CONCATENATE (&quot;pCharacteristic_&quot;;[.A29];&quot; = pService-&gt;createCharacteristic( &quot;&quot;&quot;;[.D29];&quot;&quot;&quot;,flags);&quot;)" office:value-type="string" office:string-value="pCharacteristic_batteryPercent = pService-&gt;createCharacteristic( &quot;c43b9adb-ace2-491a-8a46-6af844b08015&quot;,flags);" calcext:value-type="string">
            <text:p>pCharacteristic_batteryPercent = pService-&gt;createCharacteristic( "c43b9adb-ace2-491a-8a46-6af844b08015",flags);</text:p>
          </table:table-cell>
          <table:table-cell table:formula="of:=CONCATENATE(&quot;pCharacteristic_&quot;;[.A29];&quot;-&gt;setValue((uint8_t*)&amp;&quot;;[.A29];&quot;, sizeof(&quot;;[.A29];&quot;));&quot;)" office:value-type="string" office:string-value="pCharacteristic_batteryPercent-&gt;setValue((uint8_t*)&amp;batteryPercent, sizeof(batteryPercent));" calcext:value-type="string">
            <text:p>pCharacteristic_batteryPercent-&gt;setValue((uint8_t*)&amp;batteryPercent, sizeof(batteryPercent));</text:p>
          </table:table-cell>
          <table:table-cell table:formula="of:=CONCATENATE(&quot;BLECharacteristic* pCharacteristic_&quot;;[.A29];&quot; = NULL;&quot;)" office:value-type="string" office:string-value="BLECharacteristic* pCharacteristic_batteryPercent = NULL;" calcext:value-type="string">
            <text:p>BLECharacteristic* pCharacteristic_batteryPercent = NULL;</text:p>
          </table:table-cell>
          <table:table-cell table:formula="of:=CONCATENATE(&quot;pCharacteristic_&quot;;[.A29];&quot;-&gt;addDescriptor(new BLE2902());&quot;)" office:value-type="string" office:string-value="pCharacteristic_batteryPercent-&gt;addDescriptor(new BLE2902());" calcext:value-type="string">
            <text:p>pCharacteristic_batteryPercent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secondsElaps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3d0b8af-b4f0-4d2d-93f3-c221cdf87c88</text:p>
          </table:table-cell>
          <table:table-cell/>
          <table:table-cell table:formula="of:=CONCATENATE(&quot;#define CHARACTERISTIC_UUID_&quot;;[.A30];&quot; &quot;&quot;&quot;;[.D30];&quot;&quot;&quot; &quot;)" office:value-type="string" office:string-value="#define CHARACTERISTIC_UUID_secondsElapsed &quot;f3d0b8af-b4f0-4d2d-93f3-c221cdf87c88&quot; " calcext:value-type="string">
            <text:p>#define CHARACTERISTIC_UUID_secondsElapsed "f3d0b8af-b4f0-4d2d-93f3-c221cdf87c88" </text:p>
          </table:table-cell>
          <table:table-cell table:formula="of:=CONCATENATE (&quot;pCharacteristic_&quot;;[.A30];&quot; = pService-&gt;createCharacteristic( &quot;&quot;&quot;;[.D30];&quot;&quot;&quot;,flags);&quot;)" office:value-type="string" office:string-value="pCharacteristic_secondsElapsed = pService-&gt;createCharacteristic( &quot;f3d0b8af-b4f0-4d2d-93f3-c221cdf87c88&quot;,flags);" calcext:value-type="string">
            <text:p>pCharacteristic_secondsElapsed = pService-&gt;createCharacteristic( "f3d0b8af-b4f0-4d2d-93f3-c221cdf87c88",flags);</text:p>
          </table:table-cell>
          <table:table-cell table:formula="of:=CONCATENATE(&quot;pCharacteristic_&quot;;[.A30];&quot;-&gt;setValue((uint8_t*)&amp;&quot;;[.A30];&quot;, sizeof(&quot;;[.A30];&quot;));&quot;)" office:value-type="string" office:string-value="pCharacteristic_secondsElapsed-&gt;setValue((uint8_t*)&amp;secondsElapsed, sizeof(secondsElapsed));" calcext:value-type="string">
            <text:p>pCharacteristic_secondsElapsed-&gt;setValue((uint8_t*)&amp;secondsElapsed, sizeof(secondsElapsed));</text:p>
          </table:table-cell>
          <table:table-cell table:formula="of:=CONCATENATE(&quot;BLECharacteristic* pCharacteristic_&quot;;[.A30];&quot; = NULL;&quot;)" office:value-type="string" office:string-value="BLECharacteristic* pCharacteristic_secondsElapsed = NULL;" calcext:value-type="string">
            <text:p>BLECharacteristic* pCharacteristic_secondsElapsed = NULL;</text:p>
          </table:table-cell>
          <table:table-cell table:formula="of:=CONCATENATE(&quot;pCharacteristic_&quot;;[.A30];&quot;-&gt;addDescriptor(new BLE2902());&quot;)" office:value-type="string" office:string-value="pCharacteristic_secondsElapsed-&gt;addDescriptor(new BLE2902());" calcext:value-type="string">
            <text:p>pCharacteristic_secondsElapsed-&gt;addDescriptor(new BLE2902());</text:p>
          </table:table-cell>
        </table:table-row>
        <table:table-row table:style-name="ro1">
          <table:table-cell table:number-columns-repeated="2" office:value-type="string" calcext:value-type="string">
            <text:p>loopTim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786a7ae-b035-4062-af55-7c202a18933c</text:p>
          </table:table-cell>
          <table:table-cell/>
          <table:table-cell table:formula="of:=CONCATENATE(&quot;#define CHARACTERISTIC_UUID_&quot;;[.A31];&quot; &quot;&quot;&quot;;[.D31];&quot;&quot;&quot; &quot;)" office:value-type="string" office:string-value="#define CHARACTERISTIC_UUID_loopTime &quot;2786a7ae-b035-4062-af55-7c202a18933c&quot; " calcext:value-type="string">
            <text:p>#define CHARACTERISTIC_UUID_loopTime "2786a7ae-b035-4062-af55-7c202a18933c" </text:p>
          </table:table-cell>
          <table:table-cell table:formula="of:=CONCATENATE (&quot;pCharacteristic_&quot;;[.A31];&quot; = pService-&gt;createCharacteristic( &quot;&quot;&quot;;[.D31];&quot;&quot;&quot;,flags);&quot;)" office:value-type="string" office:string-value="pCharacteristic_loopTime = pService-&gt;createCharacteristic( &quot;2786a7ae-b035-4062-af55-7c202a18933c&quot;,flags);" calcext:value-type="string">
            <text:p>pCharacteristic_loopTime = pService-&gt;createCharacteristic( "2786a7ae-b035-4062-af55-7c202a18933c",flags);</text:p>
          </table:table-cell>
          <table:table-cell table:formula="of:=CONCATENATE(&quot;pCharacteristic_&quot;;[.A31];&quot;-&gt;setValue((uint8_t*)&amp;&quot;;[.A31];&quot;, sizeof(&quot;;[.A31];&quot;));&quot;)" office:value-type="string" office:string-value="pCharacteristic_loopTime-&gt;setValue((uint8_t*)&amp;loopTime, sizeof(loopTime));" calcext:value-type="string">
            <text:p>pCharacteristic_loopTime-&gt;setValue((uint8_t*)&amp;loopTime, sizeof(loopTime));</text:p>
          </table:table-cell>
          <table:table-cell table:formula="of:=CONCATENATE(&quot;BLECharacteristic* pCharacteristic_&quot;;[.A31];&quot; = NULL;&quot;)" office:value-type="string" office:string-value="BLECharacteristic* pCharacteristic_loopTime = NULL;" calcext:value-type="string">
            <text:p>BLECharacteristic* pCharacteristic_loopTime = NULL;</text:p>
          </table:table-cell>
          <table:table-cell table:formula="of:=CONCATENATE(&quot;pCharacteristic_&quot;;[.A31];&quot;-&gt;addDescriptor(new BLE2902());&quot;)" office:value-type="string" office:string-value="pCharacteristic_loopTime-&gt;addDescriptor(new BLE2902());" calcext:value-type="string">
            <text:p>pCharacteristic_loopTime-&gt;addDescriptor(new BLE2902());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0e5127b7-06c3-48c0-8ade-1ece6f6df52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ice UUID</text:p>
          </table:table-cell>
          <table:table-cell table:number-columns-repeated="2"/>
          <table:table-cell office:value-type="string" calcext:value-type="string">
            <text:p>dbdad7f5-a84f-4ab4-867c-e8104a3c02f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009716d-e9d1-4dfc-849b-38be4b85acf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3954929-8ed4-4a09-b922-0061f0e74a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57684e9-6475-4ebd-8805-8069a64ba06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0f8b34f-1083-40ac-aa56-03acf44af96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b0edbee-2dd4-4796-b7e8-f4db9fbb4a3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1d66266-9408-4c4a-bbcd-ddd7c0e1fff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2c188e4-96f7-4bb6-939f-e6615bda62d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7eef26e-0b71-453a-bc65-eaa95023fcf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2380d12-3144-47d8-b2e1-212cfb9d8d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5694a99-b13f-4b78-9bd5-e72776f7af0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401c5f8-3aac-4528-b659-876a9f495c0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495561b-9175-4f18-af49-b5a9e19a944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8afbe4d-b76c-4e69-89ed-b2ad1162ef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9857001-bdd5-439e-88c2-2f2e08687e5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a5ee5e8-06fd-493d-ab44-a6bed819af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aa604e0-fe18-400b-b6ad-e46b518cf0f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c3dd80b-0986-4f41-908f-10847239159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5458dac5-83f0-4bdc-a326-b43c2f5b84e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91af141-d1a3-497c-8040-4e9a3def9ef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af607df-09d0-4230-89d3-6fcf8569945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473fc49-5bc0-412a-9855-58eb74a197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20:07:27.649000000</meta:creation-date>
    <dc:date>2022-06-28T23:06:38.174000000</dc:date>
    <meta:editing-duration>PT36M58S</meta:editing-duration>
    <meta:editing-cycles>3</meta:editing-cycles>
    <meta:generator>LibreOffice/7.1.1.2$Windows_X86_64 LibreOffice_project/fe0b08f4af1bacafe4c7ecc87ce55bb426164676</meta:generator>
    <meta:document-statistic meta:table-count="1" meta:cell-count="247" meta:object-count="0"/>
  </office:meta>
</office:document-meta>
</file>